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567" officeooo:paragraph-rsid="00043567"/>
    </style:style>
    <style:style style:name="P2" style:family="paragraph" style:parent-style-name="Standard">
      <style:text-properties officeooo:rsid="00048c51" officeooo:paragraph-rsid="00048c51"/>
    </style:style>
    <style:style style:name="P3" style:family="paragraph" style:parent-style-name="Standard">
      <style:text-properties officeooo:rsid="0004cc92" officeooo:paragraph-rsid="0004cc92"/>
    </style:style>
    <style:style style:name="P4" style:family="paragraph" style:parent-style-name="Standard">
      <style:text-properties officeooo:rsid="000585d2" officeooo:paragraph-rsid="000585d2"/>
    </style:style>
    <style:style style:name="P5" style:family="paragraph" style:parent-style-name="Standard">
      <style:text-properties officeooo:rsid="0005bfa4" officeooo:paragraph-rsid="0005bfa4"/>
    </style:style>
    <style:style style:name="T1" style:family="text">
      <style:text-properties officeooo:rsid="00048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la consola de la carpeta que quiero poner el proyecto</text:p>
      <text:p text:style-name="P1"/>
      <text:p text:style-name="P1"><text:tab/>create-react-app nombre-proyecto</text:p>
      <text:p text:style-name="P1"/>
      <text:p text:style-name="P2">cuando termina</text:p>
      <text:p text:style-name="P1"><text:tab/></text:p>
      <text:p text:style-name="P1"><text:tab/><text:span text:style-name="T1">cd nombre-proyecto</text:span></text:p>
      <text:p text:style-name="P1"/>
      <text:p text:style-name="P1"><text:tab/><text:span text:style-name="T1">npm start <text:s/>→ para inicializar el proyecto</text:span></text:p>
      <text:p text:style-name="P1"/>
      <text:p text:style-name="P2">es una construccion de desarrollo no de produccion (npm run build)</text:p>
      <text:p text:style-name="P2"/>
      <text:p text:style-name="P3">genero carpeta</text:p>
      <text:p text:style-name="P3"><text:tab/>src/components/pure</text:p>
      <text:p text:style-name="P3"/>
      <text:p text:style-name="P4">nombreArchivo.jsx</text:p>
      <text:p text:style-name="P4"/>
      <text:p text:style-name="P4">pongo rcc y ya me tira una plantilla de como quiero ponerlo.</text:p>
      <text:p text:style-name="P4">Solo puedo tener un único div</text:p>
      <text:p text:style-name="P5">pueden ser componentes de tipo clase y componentes de tipo función</text:p>
      <text:p text:style-name="P5"/>
      <text:p text:style-name="P5">Arrancamos con los tipo clase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1:19:41.823108179</meta:creation-date>
    <meta:generator>LibreOffice/7.3.7.2$Linux_X86_64 LibreOffice_project/30$Build-2</meta:generator>
    <dc:date>2022-12-07T00:19:03.814030691</dc:date>
    <meta:editing-duration>PT16M</meta:editing-duration>
    <meta:editing-cycles>1</meta:editing-cycles>
    <meta:document-statistic meta:table-count="0" meta:image-count="0" meta:object-count="0" meta:page-count="1" meta:paragraph-count="14" meta:word-count="73" meta:character-count="466" meta:non-whitespace-character-count="400"/>
  </office:meta>
</office:document-meta>
</file>